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78EDB759.png" manifest:media-type="image/png"/>
  <manifest:file-entry manifest:full-path="Pictures/10000001000004E2000005147ED394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4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7cm, 0cm, 0cm, 2.458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25cm" svg:height="9.823cm" svg:x="1.25cm" svg:y="3.25cm">
          <draw:image xlink:href="Pictures/10000001000004E2000005147ED394AC.png" xlink:type="simple" xlink:show="embed" xlink:actuate="onLoad" draw:mime-type="image/png">
            <text:p/>
          </draw:image>
        </draw:frame>
        <draw:frame draw:style-name="gr2" draw:text-style-name="P1" draw:layer="layout" svg:width="16.7cm" svg:height="18.3cm" svg:x="12.8cm" svg:y="3cm">
          <draw:image xlink:href="Pictures/10000001000003200000032078EDB759.png" xlink:type="simple" xlink:show="embed" xlink:actuate="onLoad" draw:mime-type="image/png">
            <text:p/>
          </draw:image>
        </draw:frame>
        <draw:frame draw:style-name="gr3" draw:text-style-name="P2" draw:layer="layout" svg:width="11.75cm" svg:height="1cm" svg:x="1cm" svg:y="1.9cm">
          <draw:text-box>
            <text:p>Répartition géographique des membres</text:p>
          </draw:text-box>
        </draw:frame>
        <draw:frame draw:style-name="gr4" draw:text-style-name="P2" draw:layer="layout" svg:width="12.25cm" svg:height="1.2cm" svg:x="15.75cm" svg:y="2.05cm">
          <draw:text-box>
            <text:p>Répartition géographique par thématiqu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9:06:22.401727329</meta:creation-date>
    <dc:date>2025-03-26T09:12:17.733869300</dc:date>
    <meta:editing-duration>PT5M55S</meta:editing-duration>
    <meta:editing-cycles>1</meta:editing-cycles>
    <meta:document-statistic meta:object-count="4"/>
    <meta:generator>LibreOffice/24.2.7.2$Linux_X86_64 LibreOffice_project/420$Build-2</meta:generator>
  </office:meta>
</office:document-meta>
</file>